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D0180000B6CA00005C788CEAB9726ECCD8F7.svg" manifest:media-type="image/svg+xml"/>
  <manifest:file-entry manifest:full-path="Pictures/100084920000731600005F4324D145854AFA28A0.svg" manifest:media-type="image/svg+xml"/>
  <manifest:file-entry manifest:full-path="Pictures/10006387000043A000003C2FC7D18E600346D26C.svg" manifest:media-type="image/svg+xml"/>
  <manifest:file-entry manifest:full-path="Pictures/10000001000002CA00000228D840E30BEBC6D25C.png" manifest:media-type="image/png"/>
  <manifest:file-entry manifest:full-path="Pictures/100084C5000049D400003916719B19B176381C02.svg" manifest:media-type="image/svg+xml"/>
  <manifest:file-entry manifest:full-path="Pictures/1000000100000154000000F48FB676618E77D4CD.png" manifest:media-type="image/png"/>
  <manifest:file-entry manifest:full-path="Pictures/1000274B0000262800001F868274706BEDDA7AAE.svg" manifest:media-type="image/svg+xml"/>
  <manifest:file-entry manifest:full-path="Pictures/10006F67000067DF00005D42B3F12C5966C77603.svg" manifest:media-type="image/svg+xml"/>
  <manifest:file-entry manifest:full-path="Pictures/10000001000002EA0000029E29E85ED180694A10.png" manifest:media-type="image/png"/>
  <manifest:file-entry manifest:full-path="Pictures/100018770000297C00001477588E68FF7303FD4E.svg" manifest:media-type="image/svg+xml"/>
  <manifest:file-entry manifest:full-path="Pictures/10000001000003DC000001FA49BD04F880D04F9A.png" manifest:media-type="image/png"/>
  <manifest:file-entry manifest:full-path="Pictures/100000010000028E00000246BFDF72A2E36FFFD6.png" manifest:media-type="image/png"/>
  <manifest:file-entry manifest:full-path="Pictures/100000010000030C00000281C8B1A682B08E9AA5.png" manifest:media-type="image/png"/>
  <manifest:file-entry manifest:full-path="Pictures/1000000100000309000002833FB247CA081F63F9.png" manifest:media-type="image/png"/>
  <manifest:file-entry manifest:full-path="Pictures/100014D4000025B900001AFA659FE90CF168803E.svg" manifest:media-type="image/svg+xml"/>
  <manifest:file-entry manifest:full-path="Pictures/10001A8C0000231700001938AB0B902A403E6D85.svg" manifest:media-type="image/svg+xml"/>
  <manifest:file-entry manifest:full-path="Pictures/1000000100000191000000C6B62931CFDD61615F.png" manifest:media-type="image/png"/>
  <manifest:file-entry manifest:full-path="Pictures/100084D40000928400004B1A70FF3F63F19A8682.svg" manifest:media-type="image/svg+xml"/>
  <manifest:file-entry manifest:full-path="Pictures/1000B3A4000071BA00005D4A9145B8E42A4D34F6.svg" manifest:media-type="image/svg+xml"/>
  <manifest:file-entry manifest:full-path="Pictures/10000001000003E2000001F7EEE9C79C3FD13E8F.png" manifest:media-type="image/png"/>
  <manifest:file-entry manifest:full-path="Pictures/100000010000016D0000010566163AAFCA408B2E.png" manifest:media-type="image/png"/>
  <manifest:file-entry manifest:full-path="Pictures/10004DCF000051AF00002C07B5603221F6AF1B7E.svg" manifest:media-type="image/svg+xml"/>
  <manifest:file-entry manifest:full-path="Pictures/1000000100000171000001313A69079955B0D1C6.png" manifest:media-type="image/png"/>
  <manifest:file-entry manifest:full-path="Pictures/10003EB60000341500002623B930177FC65D9FB9.svg" manifest:media-type="image/svg+xml"/>
  <manifest:file-entry manifest:full-path="Pictures/10000001000001F800000171684857216398F62B.png" manifest:media-type="image/png"/>
  <manifest:file-entry manifest:full-path="Pictures/1000000100000316000001AA40D7F5BF54F9435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000000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767cm" svg:height="8.069cm" svg:x="3.216cm" svg:y="1.313cm">
          <draw:image xlink:href="Pictures/1000274B0000262800001F868274706BEDDA7AAE.svg" xlink:type="simple" xlink:show="embed" xlink:actuate="onLoad" draw:mime-type="image/svg+xml">
            <text:p/>
          </draw:image>
          <draw:image xlink:href="Pictures/1000000100000171000001313A69079955B0D1C6.png" xlink:type="simple" xlink:show="embed" xlink:actuate="onLoad" draw:mime-type="image/png"/>
        </draw:frame>
        <draw:frame draw:style-name="gr2" draw:text-style-name="P2" draw:layer="layout" svg:width="2.286cm" svg:height="1.016cm" svg:x="0.93cm" svg:y="1.762cm">
          <draw:text-box>
            <text:p><text:span text:style-name="T1">Client</text:span></text:p>
          </draw:text-box>
        </draw:frame>
        <draw:frame draw:style-name="gr3" draw:text-style-name="P2" draw:layer="layout" svg:width="3.302cm" svg:height="0.962cm" svg:x="3.343cm" svg:y="4.937cm">
          <draw:text-box>
            <text:p><text:span text:style-name="T1">Prod</text:span><text:span text:style-name="T1">ucts</text:span></text:p>
          </draw:text-box>
        </draw:frame>
        <draw:frame draw:style-name="gr3" draw:text-style-name="P2" draw:layer="layout" svg:width="3.302cm" svg:height="0.962cm" svg:x="11.725cm" svg:y="3.467cm">
          <draw:text-box>
            <text:p><text:span text:style-name="T1">Facto</text:span><text:span text:style-name="T1">ry</text:span></text:p>
          </draw:text-box>
        </draw:frame>
        <draw:frame draw:style-name="gr1" draw:text-style-name="P1" draw:layer="layout" svg:width="10.619cm" svg:height="5.238cm" svg:x="5.318cm" svg:y="10.017cm">
          <draw:image xlink:href="Pictures/100018770000297C00001477588E68FF7303FD4E.svg" xlink:type="simple" xlink:show="embed" xlink:actuate="onLoad" draw:mime-type="image/svg+xml">
            <text:p/>
          </draw:image>
          <draw:image xlink:href="Pictures/1000000100000191000000C6B62931CFDD61615F.png" xlink:type="simple" xlink:show="embed" xlink:actuate="onLoad" draw:mime-type="image/png"/>
        </draw:frame>
        <draw:frame draw:style-name="gr1" draw:text-style-name="P1" draw:layer="layout" svg:width="13.332cm" svg:height="9.762cm" svg:x="4.559cm" svg:y="15.859cm">
          <draw:image xlink:href="Pictures/10003EB60000341500002623B930177FC65D9FB9.svg" xlink:type="simple" xlink:show="embed" xlink:actuate="onLoad" draw:mime-type="image/svg+xml">
            <text:p/>
          </draw:image>
          <draw:image xlink:href="Pictures/10000001000001F800000171684857216398F62B.png" xlink:type="simple" xlink:show="embed" xlink:actuate="onLoad" draw:mime-type="image/png"/>
        </draw:frame>
      </draw:page>
      <draw:page draw:name="page2" draw:style-name="dp2" draw:master-page-name="Default">
        <draw:frame draw:style-name="gr4" draw:text-style-name="P1" draw:layer="layout" svg:width="19.589cm" svg:height="17.587cm" svg:x="0.743cm" svg:y="3.139cm">
          <draw:image xlink:href="Pictures/10006F67000067DF00005D42B3F12C5966C77603.svg" xlink:type="simple" xlink:show="embed" xlink:actuate="onLoad" draw:mime-type="image/svg+xml">
            <text:p/>
          </draw:image>
          <draw:image xlink:href="Pictures/10000001000002EA0000029E29E85ED180694A10.png" xlink:type="simple" xlink:show="embed" xlink:actuate="onLoad" draw:mime-type="image/png"/>
        </draw:frame>
      </draw:page>
      <draw:page draw:name="page3" draw:style-name="dp2" draw:master-page-name="Default">
        <draw:frame draw:style-name="gr4" draw:text-style-name="P1" draw:layer="layout" svg:width="19.589cm" svg:height="10.557cm" svg:x="1.077cm" svg:y="1.365cm">
          <draw:image xlink:href="Pictures/10004DCF000051AF00002C07B5603221F6AF1B7E.svg" xlink:type="simple" xlink:show="embed" xlink:actuate="onLoad" draw:mime-type="image/svg+xml">
            <text:p/>
          </draw:image>
          <draw:image xlink:href="Pictures/1000000100000316000001AA40D7F5BF54F94353.png" xlink:type="simple" xlink:show="embed" xlink:actuate="onLoad" draw:mime-type="image/png"/>
        </draw:frame>
        <draw:frame draw:style-name="gr4" draw:text-style-name="P1" draw:layer="layout" svg:width="19.589cm" svg:height="16.068cm" svg:x="0.746cm" svg:y="12.938cm">
          <draw:image xlink:href="Pictures/1000B3A4000071BA00005D4A9145B8E42A4D34F6.svg" xlink:type="simple" xlink:show="embed" xlink:actuate="onLoad" draw:mime-type="image/svg+xml">
            <text:p/>
          </draw:image>
          <draw:image xlink:href="Pictures/100000010000030C00000281C8B1A682B08E9AA5.png" xlink:type="simple" xlink:show="embed" xlink:actuate="onLoad" draw:mime-type="image/png"/>
        </draw:frame>
      </draw:page>
      <draw:page draw:name="page4" draw:style-name="dp1" draw:master-page-name="Default">
        <draw:frame draw:style-name="gr1" draw:text-style-name="P1" draw:layer="layout" svg:width="9.656cm" svg:height="6.905cm" svg:x="3.028cm" svg:y="2.397cm">
          <draw:image xlink:href="Pictures/100014D4000025B900001AFA659FE90CF168803E.svg" xlink:type="simple" xlink:show="embed" xlink:actuate="onLoad" draw:mime-type="image/svg+xml">
            <text:p/>
          </draw:image>
          <draw:image xlink:href="Pictures/100000010000016D0000010566163AAFCA408B2E.png" xlink:type="simple" xlink:show="embed" xlink:actuate="onLoad" draw:mime-type="image/png"/>
        </draw:frame>
        <draw:frame draw:style-name="gr1" draw:text-style-name="P1" draw:layer="layout" svg:width="8.982cm" svg:height="6.455cm" svg:x="6.402cm" svg:y="10.792cm">
          <draw:image xlink:href="Pictures/10001A8C0000231700001938AB0B902A403E6D85.svg" xlink:type="simple" xlink:show="embed" xlink:actuate="onLoad" draw:mime-type="image/svg+xml">
            <text:p/>
          </draw:image>
          <draw:image xlink:href="Pictures/1000000100000154000000F48FB676618E77D4CD.png" xlink:type="simple" xlink:show="embed" xlink:actuate="onLoad" draw:mime-type="image/png"/>
        </draw:frame>
      </draw:page>
      <draw:page draw:name="page5" draw:style-name="dp2" draw:master-page-name="Default">
        <draw:frame draw:style-name="gr4" draw:text-style-name="P1" draw:layer="layout" svg:width="18.899cm" svg:height="14.613cm" svg:x="1.405cm" svg:y="1.373cm">
          <draw:image xlink:href="Pictures/100084C5000049D400003916719B19B176381C02.svg" xlink:type="simple" xlink:show="embed" xlink:actuate="onLoad" draw:mime-type="image/svg+xml">
            <text:p/>
          </draw:image>
          <draw:image xlink:href="Pictures/10000001000002CA00000228D840E30BEBC6D25C.png" xlink:type="simple" xlink:show="embed" xlink:actuate="onLoad" draw:mime-type="image/png"/>
        </draw:frame>
        <draw:frame draw:style-name="gr4" draw:text-style-name="P1" draw:layer="layout" svg:width="17.311cm" svg:height="15.406cm" svg:x="5.826cm" svg:y="13.192cm">
          <draw:image xlink:href="Pictures/10006387000043A000003C2FC7D18E600346D26C.svg" xlink:type="simple" xlink:show="embed" xlink:actuate="onLoad" draw:mime-type="image/svg+xml">
            <text:p/>
          </draw:image>
          <draw:image xlink:href="Pictures/100000010000028E00000246BFDF72A2E36FFFD6.png" xlink:type="simple" xlink:show="embed" xlink:actuate="onLoad" draw:mime-type="image/png"/>
        </draw:frame>
      </draw:page>
      <draw:page draw:name="page6" draw:style-name="dp2" draw:master-page-name="Default">
        <draw:frame draw:style-name="gr5" draw:text-style-name="P3" draw:layer="layout" svg:width="19.589cm" svg:height="10.04cm" svg:x="1.889cm" svg:y="2.016cm">
          <draw:image xlink:href="Pictures/100084D40000928400004B1A70FF3F63F19A8682.svg" xlink:type="simple" xlink:show="embed" xlink:actuate="onLoad" draw:mime-type="image/svg+xml">
            <text:p/>
          </draw:image>
          <draw:image xlink:href="Pictures/10000001000003DC000001FA49BD04F880D04F9A.png" xlink:type="simple" xlink:show="embed" xlink:actuate="onLoad" draw:mime-type="image/png"/>
        </draw:frame>
        <draw:frame draw:style-name="gr5" draw:text-style-name="P3" draw:layer="layout" svg:width="19.589cm" svg:height="16.214cm" svg:x="1.254cm" svg:y="15.224cm">
          <draw:image xlink:href="Pictures/100084920000731600005F4324D145854AFA28A0.svg" xlink:type="simple" xlink:show="embed" xlink:actuate="onLoad" draw:mime-type="image/svg+xml">
            <text:p/>
          </draw:image>
          <draw:image xlink:href="Pictures/1000000100000309000002833FB247CA081F63F9.png" xlink:type="simple" xlink:show="embed" xlink:actuate="onLoad" draw:mime-type="image/png"/>
        </draw:frame>
      </draw:page>
      <draw:page draw:name="page7" draw:style-name="dp2" draw:master-page-name="Default">
        <draw:frame draw:style-name="gr5" draw:text-style-name="P3" draw:layer="layout" svg:width="19.589cm" svg:height="9.909cm" svg:x="0.984cm" svg:y="5.062cm">
          <draw:image xlink:href="Pictures/1000D0180000B6CA00005C788CEAB9726ECCD8F7.svg" xlink:type="simple" xlink:show="embed" xlink:actuate="onLoad" draw:mime-type="image/svg+xml">
            <text:p/>
          </draw:image>
          <draw:image xlink:href="Pictures/10000001000003E2000001F7EEE9C79C3FD13E8F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10-24T09:02:16.113809611</meta:creation-date>
    <meta:generator>LibreOffice/7.2.5.2$Linux_X86_64 LibreOffice_project/20$Build-2</meta:generator>
    <dc:date>2022-04-08T13:04:30.519225865</dc:date>
    <meta:editing-duration>PT9M48S</meta:editing-duration>
    <meta:editing-cycles>3</meta:editing-cycles>
    <meta:document-statistic meta:object-count="16"/>
  </office:meta>
</office:document-meta>
</file>